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327cm"/>
    </style:style>
    <style:style style:name="co12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1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4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">
            <text:p>0517 <text:s/>1056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">
            <text:p>0517 <text:s/>1056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">
            <text:p>0517 <text:s/>1056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2">
            <text:p>0517 <text:s/>1056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2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2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2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7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3.98">
            <text:p>0517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7T10:56:34">
            <text:p>0517 <text:s/>10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7T10:56:34">
            <text:p>2021/5/17 10:56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7T10:56:34">
            <text:p>0517 <text:s/>1056</text:p>
          </table:table-cell>
          <table:table-cell table:style-name="ce6" table:formula="of:=NOW()" office:value-type="date" office:date-value="2021-05-17T10:56:34">
            <text:p>0517 <text:s/>105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7T10:56:34">
            <text:p>0517 <text:s/>10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5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6">
            <text:p>0517 <text:s/>105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5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2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5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2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8">
            <text:p>0517 <text:s/>105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5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09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3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5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2" office:value-type="string">
            <text:p>何時に終わるか、知っていますか。</text:p>
          </table:table-cell>
          <table:table-cell table:style-name="ce24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5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2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5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2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4" office:value-type="string">
            <text:p>it was sunday, May second.</text:p>
          </table:table-cell>
          <table:table-cell table:style-name="ce24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1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2"/>
          <table:table-cell table:style-name="ce24" office:value-type="string">
            <text:p>it was sunday, May secon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2" office:value-type="string">
            <text:p>dow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 office:value-type="string">
            <text:p>あなたの名前はなん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2" office:value-type="string" table:number-columns-spanned="2" table:number-rows-spanned="1">
            <text:p>水を飲みたいですか。何か食べたいです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2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2">
            <text:p>0517 <text:s/>105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2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4">
            <text:p>0517 <text:s/>105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2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4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5" office:value-type="string">
            <text:p>a'thlathaaI / maayu</text:p>
          </table:table-cell>
          <table:table-cell table:style-name="ce24" office:value-type="string">
            <text:p>it was tu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4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2" office:value-type="string">
            <text:p>panjoo / mo_h[month / m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4">
            <text:p>0517 <text:s/>105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6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24"/>
          <table:table-cell table:style-name="ce34" office:value-type="string" table:number-columns-spanned="2" table:number-rows-spanned="1">
            <text:p>일본에 언제 왔습니까? / 일본에 얼마나 있었습니까?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7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7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2" office:value-type="string">
            <text:p>al'chaamisi / maayu</text:p>
          </table:table-cell>
          <table:table-cell table:style-name="ce24" office:value-type="string">
            <text:p>it was wedn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2" office:value-type="string">
            <text:p>panjoom / ma_h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2" office:value-type="string" table:number-columns-spanned="2" table:number-rows-spanned="1">
            <text:p>もう一度言ってくださるでしょうか？</text:p>
          </table:table-cell>
          <table:covered-table-cell table:style-name="ce24"/>
          <table:table-cell table:style-name="ce22" office:value-type="string">
            <text:p>https://marisha39.com/phrase/phrase1314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2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2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4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2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2" office:value-type="string" table:number-columns-spanned="2" table:number-rows-spanned="1">
            <text:p>это был четверг, шесто'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8" office:value-type="string" table:number-columns-spanned="2" table:number-rows-spanned="1">
            <text:p>shino : 첫 번째 구멍을 잡고. 지금은 더 쉽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8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9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2"/>
          <table:table-cell table:style-name="ce24" office:value-type="string">
            <text:p>it was thursday, six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9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2" office:value-type="string" table:number-columns-spanned="2" table:number-rows-spanned="1">
            <text:p>ちょっと前までおられたが、どこに行かれて</text:p>
          </table:table-cell>
          <table:covered-table-cell table:style-name="ce24"/>
          <table:table-cell table:style-name="ce11"/>
          <table:table-cell table:style-name="ce35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7T10:56:34.19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2" office:value-type="string" table:number-columns-spanned="2" table:number-rows-spanned="1">
            <text:p>待っていましたが、お客さんが来ませんでした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19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2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4"/>
          <table:table-cell table:style-name="ce11" office:value-type="string">
            <text:p>n: “元々休みだったけど”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2" office:value-type="string" table:number-columns-spanned="2" table:number-rows-spanned="1">
            <text:p>何時から始まるか、知っていますか。</text:p>
          </table:table-cell>
          <table:covered-table-cell table:style-name="ce24" office:value-type="string">
            <text:p>何時から始まるか、知っていますか。</text:p>
          </table:covered-table-cell>
          <table:table-cell table:style-name="ce33" office:value-type="string" table:number-columns-spanned="2" table:number-rows-spanned="1">
            <text:p>언제 시작되는지 아십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2" office:value-type="string" table:number-columns-spanned="2" table:number-rows-spanned="1">
            <text:p>how do you come here? do you use railway?</text:p>
          </table:table-cell>
          <table:covered-table-cell table:style-name="ce24" office:value-type="string">
            <text:p>how do you come here? do you use railway?</text:p>
          </table:covered-table-cell>
          <table:table-cell table:style-name="ce33" office:value-type="string" table:number-columns-spanned="2" table:number-rows-spanned="1">
            <text:p>여기에 어떻게 오나요? / 당신은 철도를 사용합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">
            <text:p>0517 <text:s/>105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2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2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2" office:value-type="string">
            <text:p>была пятница, седьмое мая.</text:p>
          </table:table-cell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2">
            <text:p>0517 <text:s/>1056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9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2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2"/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2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2" office:value-type="string">
            <text:p>dhumu'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2">
            <text:p>0517 <text:s/>105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3">
            <text:p>0517 <text:s/>105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3">
            <text:p>0517 <text:s/>1056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3">
            <text:p>0517 <text:s/>1056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2" office:value-type="string" table:number-columns-spanned="2" table:number-rows-spanned="1">
            <text:p>это была суббота, восьмо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2" office:value-type="string">
            <text:p>i kept my forth finger rather straight, instead of being bent. i kept it tight.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9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2" office:value-type="string">
            <text:p>a'thaamini</text:p>
          </table:table-cell>
          <table:table-cell table:style-name="ce24" office:value-type="string">
            <text:p>it was saturday, eigh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5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2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4" office:value-type="string">
            <text:p>今日は、コンクリートがとても多い。いつ終わる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2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2" office:value-type="string" table:number-columns-spanned="2" table:number-rows-spanned="1">
            <text:p>Potem, kiedy odwróciłem rękę, spadła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9" office:value-type="string" table:number-columns-spanned="2" table:number-rows-spanned="1">
            <text:p>특히 어제는 아름다운 소리를 날려주는 운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9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2"/>
          <table:table-cell table:style-name="ce24" office:value-type="string">
            <text:p>it was sunday, ni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6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4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4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2" office:value-type="string" table:number-columns-spanned="2" table:number-rows-spanned="1">
            <text:p>Dwa. / Podszedłem do placu zabaw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2" office:value-type="string" table:number-columns-spanned="2" table:number-rows-spanned="1">
            <text:p>Lewa ręka. Wczoraj pieniądze podrapały mi grzbiet dłon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2" office:value-type="string" table:number-columns-spanned="2" table:number-rows-spanned="1">
            <text:p>Na miejsce zranienia zakładany jest band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8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9" office:value-type="string" table:number-columns-spanned="2" table:number-rows-spanned="1">
            <text:p>저는 이전 세션에서 작곡 한 내용을 계속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2" office:value-type="string">
            <text:p>ithnayni / al'AAshri</text:p>
          </table:table-cell>
          <table:table-cell table:style-name="ce24" office:value-type="string">
            <text:p>it was monday, the t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2" office:value-type="string">
            <text:p>dah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2" office:value-type="string">
            <text:p>baadaam[almond / zamiyniy?[earth / raa[make / duwst[fellow / dooram[have</text:p>
          </table:table-cell>
          <table:table-cell table:style-name="ce22" office:value-type="string">
            <text:p>I like peanuts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2" office:value-type="string">
            <text:p>shekjaar[sugar / siyaa_h[black</text:p>
          </table:table-cell>
          <table:table-cell table:style-name="ce24" office:value-type="string">
            <text:p>I like black sugar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2" office:value-type="string">
            <text:p>adabiyaat[literature / dhapaniy</text:p>
          </table:table-cell>
          <table:table-cell table:style-name="ce24" office:value-type="string">
            <text:p>I like japanese classic literatur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2" office:value-type="string">
            <text:p>cheraa[why / aan[it / dooriy[you-have</text:p>
          </table:table-cell>
          <table:table-cell table:style-name="ce24" office:value-type="string">
            <text:p>why do you like it?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2" office:value-type="string">
            <text:p>ziyraa[because / uwn[this / dhahaaniy[world / <text:s/>raa[make / nashaan[show / mei[? / dahad[give</text:p>
          </table:table-cell>
          <table:table-cell table:style-name="ce24" office:value-type="string">
            <text:p>because it shows me a worl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2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4" office:value-type="string">
            <text:p>風が吹いている。風が吹いていない。どっち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2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29">
            <text:p>0517 <text:s/>105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2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0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2"/>
          <table:table-cell table:style-name="ce24" office:value-type="string">
            <text:p>it was wednesday, the twelf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2" office:value-type="string">
            <text:p>davooz'dah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2" office:value-type="string">
            <text:p>shiyr / naar'giyl?[coconut</text:p>
          </table:table-cell>
          <table:table-cell table:style-name="ce24" office:value-type="string">
            <text:p>I like coconut milk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1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2" office:value-type="string">
            <text:p>sedoye</text:p>
          </table:table-cell>
          <table:table-cell table:style-name="ce24" office:value-type="string">
            <text:p>I like the sound of flut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2" office:value-type="string">
            <text:p>tschaqzadan?</text:p>
          </table:table-cell>
          <table:table-cell table:style-name="ce24" office:value-type="string">
            <text:p>I do not like creeking sound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2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6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2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3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9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9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9" office:value-type="string" table:number-columns-spanned="2" table:number-rows-spanned="1">
            <text:p>이런 식으로 숨이 징글 구멍의 상단에 닿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2"/>
          <table:table-cell table:style-name="ce24" office:value-type="string">
            <text:p>it was thursday, thir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2" office:value-type="string" table:number-columns-spanned="2" table:number-rows-spanned="1">
            <text:p>he got injured. / he needs help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2" office:value-type="string" table:number-columns-spanned="2" table:number-rows-spanned="1">
            <text:p>今日はとても暑いです。少し休みましょう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4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2" office:value-type="string" table:number-columns-spanned="2" table:number-rows-spanned="1">
            <text:p>Dwa. Wszystko na ziemi. Do placu zabaw. / kuro wraciła sam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2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8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9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9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2"/>
          <table:table-cell table:style-name="ce24" office:value-type="string">
            <text:p>it was friday, four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6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7">
            <text:p>0517 <text:s/>105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7">
            <text:p>0517 <text:s/>105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7">
            <text:p>0517 <text:s/>105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2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7">
            <text:p>0517 <text:s/>105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2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28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28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2"/>
          <table:table-cell table:style-name="ce24" office:value-type="string">
            <text:p>it was saturday, fif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39">
            <text:p>0517 <text:s/>1056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">
            <text:p>0517 <text:s/>105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">
            <text:p>0517 <text:s/>105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">
            <text:p>0517 <text:s/>105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2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">
            <text:p>0517 <text:s/>1056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1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4.44">
            <text:p>0517 <text:s/>105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2"/>
          <table:table-cell table:style-name="ce24" office:value-type="string">
            <text:p>it was sunday, six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7">
            <text:p>14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8">
            <text:p>14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9">
            <text:p>14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50">
            <text:p>15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51">
            <text:p>15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52">
            <text:p>15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53">
            <text:p>15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7T10:56:31.69">
            <text:p>0517 <text:s/>1056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7T10:56:34.44">
            <text:p>0517 <text:s/>1056</text:p>
          </table:table-cell>
          <table:table-cell table:style-name="ce6" table:formula="of:=NOW()" office:value-type="date" office:date-value="2021-05-17T10:56:34.44">
            <text:p>0517 <text:s/>105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7T10:56:34.44">
            <text:p>0517 <text:s/>10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7">2021/05/17</text:date>, <text:time>10:56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7T10:56:33.42</dc:date>
    <dc:creator>iwabuchi ken</dc:creator>
    <meta:editing-duration>P2DT19H37M14S</meta:editing-duration>
    <meta:editing-cycles>380</meta:editing-cycles>
    <meta:generator>OpenOffice/4.1.3$Win32 OpenOffice.org_project/413m1$Build-9783</meta:generator>
    <meta:document-statistic meta:table-count="2" meta:cell-count="1195" meta:object-count="0"/>
  </office:meta>
</office:document-meta>
</file>